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Line_20_Arrow" draw:stroke-linejoin="round" draw:fill="none" draw:textarea-vertical-align="middle"/>
    </style:style>
    <style:style style:name="gr2" style:family="graphic" style:parent-style-name="objectwithoutfill">
      <style:graphic-properties draw:marker-end="Line_20_Arrow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cm" svg:stroke-color="#00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8000" draw:marker-start-width="0.28cm" draw:marker-end="Line_20_Arrow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800000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800000" draw:marker-start-width="0.28cm" draw:marker-end="Line_20_Arrow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8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start="Line_20_Arrow" draw:marker-end="Line_20_Arrow" draw:fill="none" draw:textarea-vertical-align="middle"/>
    </style:style>
    <style:style style:name="gr11" style:family="graphic" style:parent-style-name="objectwithoutfill">
      <style:graphic-properties draw:marker-start="Line_20_Arrow" draw:marker-end="Line_20_Arrow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svg:stroke-color="#000000" draw:fill="none" draw:fill-color="#ffffff" fo:min-height="0.7cm"/>
    </style:style>
    <style:style style:name="gr15" style:family="graphic" style:parent-style-name="objectwithoutfill">
      <style:graphic-properties svg:stroke-width="0.05cm" svg:stroke-color="#800000" draw:marker-start-width="0.28cm" draw:marker-end-width="0.28cm" draw:fill="none" fo:padding-top="0.625cm" fo:padding-bottom="0.025cm" fo:padding-left="0.025cm" fo:padding-right="0.025cm"/>
    </style:style>
    <style:style style:name="gr16" style:family="graphic" style:parent-style-name="standard">
      <style:graphic-properties draw:stroke="none" svg:stroke-color="#000000" draw:fill="none" draw:fill-color="#ffffff" fo:min-height="0.9cm"/>
    </style:style>
    <style:style style:name="gr17" style:family="graphic" style:parent-style-name="standard">
      <style:graphic-properties draw:stroke="none" svg:stroke-color="#000000" draw:fill="none" draw:fill-color="#ffffff" fo:min-height="1cm"/>
    </style:style>
    <style:style style:name="gr18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800000" fo:font-size="14pt" style:font-size-asian="14pt" style:font-size-complex="14pt"/>
    </style:style>
    <style:style style:name="P5" style:family="paragraph">
      <style:paragraph-properties style:text-autospace="none"/>
    </style:style>
    <style:style style:name="P6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800000" style:text-position="sub 58%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800000" fo:font-size="14pt" style:font-size-asian="14pt" style:font-size-complex="14pt"/>
    </style:style>
    <style:style style:name="T5" style:family="text">
      <style:text-properties fo:color="#800000" style:text-position="sub 58%" fo:font-size="14pt" style:font-size-asian="14pt" style:font-size-complex="14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8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1cm" svg:y1="12.4cm" svg:x2="2.1cm" svg:y2="1.9cm">
          <text:p/>
        </draw:line>
        <draw:line draw:style-name="gr2" draw:text-style-name="P1" draw:layer="layout" svg:x1="2.1cm" svg:y1="12.4cm" svg:x2="19.1cm" svg:y2="12.4cm">
          <text:p/>
        </draw:line>
        <draw:custom-shape draw:style-name="gr3" draw:text-style-name="P1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27cm" svg:y1="8.5cm" svg:x2="4.527cm" svg:y2="5.3cm">
          <text:p/>
        </draw:line>
        <draw:line draw:style-name="gr5" draw:text-style-name="P1" draw:layer="layout" svg:x1="4.5cm" svg:y1="8.5cm" svg:x2="5.8cm" svg:y2="5.4cm">
          <text:p/>
        </draw:line>
        <draw:line draw:style-name="gr4" draw:text-style-name="P1" draw:layer="layout" svg:x1="4.5cm" svg:y1="6.8cm" svg:x2="5.2cm" svg:y2="6.9cm">
          <text:p/>
        </draw:line>
        <draw:line draw:style-name="gr6" draw:text-style-name="P1" draw:layer="layout" svg:x1="12.5cm" svg:y1="4.5cm" svg:x2="12.5cm" svg:y2="2cm">
          <text:p/>
        </draw:line>
        <draw:line draw:style-name="gr7" draw:text-style-name="P1" draw:layer="layout" svg:x1="12.5cm" svg:y1="4.5cm" svg:x2="10.1cm" svg:y2="3cm">
          <text:p/>
        </draw:line>
        <draw:line draw:style-name="gr8" draw:text-style-name="P1" draw:layer="layout" svg:x1="11.5cm" svg:y1="3.9cm" svg:x2="12.5cm" svg:y2="3.1cm">
          <text:p/>
        </draw:line>
        <draw:line draw:name="d" draw:style-name="gr9" draw:text-style-name="P1" draw:layer="layout" svg:x1="4.5cm" svg:y1="8.5cm" svg:x2="12.47cm" svg:y2="4.539cm">
          <text:p text:style-name="P1">d</text:p>
        </draw:line>
        <draw:line draw:style-name="gr10" draw:text-style-name="P1" draw:layer="layout" svg:x1="12.5cm" svg:y1="4.598cm" svg:x2="11.2cm" svg:y2="1.983cm">
          <text:p/>
        </draw:line>
        <draw:line draw:style-name="gr11" draw:text-style-name="P1" draw:layer="layout" svg:x1="4.5cm" svg:y1="8.5cm" svg:x2="10.1cm" svg:y2="3cm">
          <text:p text:style-name="P1">d1</text:p>
        </draw:line>
        <draw:line draw:style-name="gr12" draw:text-style-name="P1" draw:layer="layout" svg:x1="10.1cm" svg:y1="3cm" svg:x2="12.2cm" svg:y2="1cm">
          <text:p/>
        </draw:line>
        <draw:line draw:style-name="gr12" draw:text-style-name="P1" draw:layer="layout" svg:x1="5.3cm" svg:y1="6.5cm" svg:x2="6.1cm" svg:y2="6.9cm">
          <text:p/>
        </draw:line>
        <draw:frame draw:style-name="gr13" draw:layer="layout" svg:width="1.4cm" svg:height="1.05cm" draw:transform="rotate (-0.551698576555407) translate (10.779cm 3.361cm)">
          <draw:text-box>
            <text:p>d2</text:p>
          </draw:text-box>
        </draw:frame>
        <draw:frame draw:style-name="gr14" draw:text-style-name="P2" draw:layer="layout" svg:width="2.6cm" svg:height="0.95cm" draw:transform="rotate (0.0015707963267949) translate (12.3cm 2.35cm)">
          <draw:text-box>
            <text:p text:style-name="P1"><text:span text:style-name="T1">Heading</text:span><text:span text:style-name="T2">e</text:span></text:p>
          </draw:text-box>
        </draw:frame>
        <draw:frame draw:style-name="gr14" draw:text-style-name="P3" draw:layer="layout" svg:width="2.3cm" svg:height="0.95cm" svg:x="2.4cm" svg:y="6cm">
          <draw:text-box>
            <text:p text:style-name="P1"><text:span text:style-name="T3">Heading</text:span></text:p>
          </draw:text-box>
        </draw:frame>
        <draw:line draw:style-name="gr15" draw:text-style-name="P1" draw:layer="layout" svg:x1="5cm" svg:y1="7.3cm" svg:x2="5.7cm" svg:y2="7.9cm">
          <text:p/>
        </draw:line>
        <draw:frame draw:style-name="gr16" draw:text-style-name="P4" draw:layer="layout" svg:width="3.2cm" svg:height="1.15cm" svg:x="5.2cm" svg:y="7.95cm">
          <draw:text-box>
            <text:p><text:span text:style-name="T4">Bearing</text:span><text:span text:style-name="T5">e</text:span></text:p>
          </draw:text-box>
        </draw:frame>
        <draw:frame draw:style-name="gr13" draw:text-style-name="P6" draw:layer="layout" svg:width="1.013cm" svg:height="1.05cm" draw:transform="rotate (-0.385368698840348) translate (5.661cm 5.8cm)">
          <draw:text-box>
            <text:p text:style-name="P5"><text:span text:style-name="T6">α</text:span></text:p>
          </draw:text-box>
        </draw:frame>
        <draw:frame draw:style-name="gr17" draw:layer="layout" svg:width="1.5cm" svg:height="1.25cm" draw:transform="rotate (-1.12207217610715) translate (12.049cm 1.9cm)">
          <draw:text-box>
            <text:p>d2'</text:p>
          </draw:text-box>
        </draw:frame>
        <draw:frame draw:style-name="gr14" draw:text-style-name="P7" draw:layer="layout" svg:width="2.3cm" svg:height="0.95cm" svg:x="3.6cm" svg:y="9.2cm">
          <draw:text-box>
            <text:p text:style-name="P7"><text:span text:style-name="T7">Robot</text:span></text:p>
          </draw:text-box>
        </draw:frame>
        <draw:frame draw:style-name="gr18" draw:text-style-name="P8" draw:layer="layout" svg:width="2.4cm" svg:height="2.15cm" svg:x="11.4cm" svg:y="5.2cm">
          <draw:text-box>
            <text:p text:style-name="P8"><text:span text:style-name="T8">Robot ennem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_20_1" draw:fill-image-name="Bitmape_20_1" draw:textarea-horizontal-align="center" draw:textarea-vertical-align="middle" draw:fit-to-size="false" draw:fit-to-contour="false" fo:padding-top="0.6cm" fo:padding-bottom="0cm" fo:padding-left="0cm" fo:padding-r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